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rme – Polig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rme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rme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nim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utomobi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Inse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isco – Altr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isco – Med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isco – Prodo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Domino – comu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Domino – numera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omponenti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omponenti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omponenti 3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omponenti 4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circui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simbo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lettronica – strumen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erson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sovrastruttur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materi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costruzi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bagno, cuci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cuci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Architettura – finestre, por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Diagrammi di fluss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Diagrammi di flusso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Faun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Edific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Pian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Statu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Paesagg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Città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Fior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Terapeutica – gener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eteorolog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Veico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artel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himica – Amminoacid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Simboli logic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orte logich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Logó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accin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recc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3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4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5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6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7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8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09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10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1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rologio – ore 1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neumatici – par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omputer – generich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omputer – re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omputer – dispositivi di re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Computer – reti senza fi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Numer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Segnali – pericol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Ogge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Af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tati Uniti d'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Austral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As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ud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Europ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Europa 1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Franci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Francia – regi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egn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Canad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Continen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Medio Orient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America Central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Medioev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Messic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Tempi antich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imbo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storia – 1900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appe – Mond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Ritag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razio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Bandier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usica – strumen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Musica – spartiti music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ittogrammi Special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Ricorrenz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Cibo e Bevand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Uman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Oggett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Spazio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Foto – Viagg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Logo OpenOffice.org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Religione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Edifici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agina Iniziale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/07/2006 12.12.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it-IT</text:p>
          </table:table-cell>
          <table:table-cell office:value-type="string">
            <text:p>Puntini 2</text:p>
          </table:table-cell>
          <table:table-cell table:number-columns-repeated="3"/>
          <table:table-cell office:value-type="string">
            <text:p>06/07/2006 12.12.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2007.06.26</text:date>, <text:time>15:57:2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17$Build-9173</meta:generator>
    <meta:creation-date>2007-06-20T13:52:43</meta:creation-date>
    <dc:date>2007-06-26T15:57:27</dc:date>
    <dc:language>en-US</dc:language>
    <meta:editing-cycles>2</meta:editing-cycles>
    <meta:editing-duration>PT2M9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